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Georgia" svg:font-family="Georgia" style:font-family-generic="roman"/>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0eaaaa"/>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1d27c"/>
    </style:style>
    <style:style style:name="P4" style:family="paragraph" style:parent-style-name="Standard">
      <style:text-properties officeooo:paragraph-rsid="000f29c8"/>
    </style:style>
    <style:style style:name="P5" style:family="paragraph" style:parent-style-name="Standard">
      <style:text-properties fo:font-weight="normal" officeooo:rsid="000f29c8" officeooo:paragraph-rsid="000f29c8" style:font-weight-asian="normal" style:font-weight-complex="normal"/>
    </style:style>
    <style:style style:name="P6" style:family="paragraph" style:parent-style-name="Standard">
      <style:text-properties officeooo:paragraph-rsid="00114ccc"/>
    </style:style>
    <style:style style:name="P7" style:family="paragraph" style:parent-style-name="Standard">
      <style:text-properties officeooo:rsid="000ce284" officeooo:paragraph-rsid="000ce284"/>
    </style:style>
    <style:style style:name="P8" style:family="paragraph" style:parent-style-name="Standard">
      <style:text-properties officeooo:rsid="0011d27c" officeooo:paragraph-rsid="0011d27c"/>
    </style:style>
    <style:style style:name="P9" style:family="paragraph" style:parent-style-name="Standard">
      <style:paragraph-properties fo:text-align="start" style:justify-single-word="false"/>
      <style:text-properties officeooo:rsid="0011d27c" officeooo:paragraph-rsid="0011d27c"/>
    </style:style>
    <style:style style:name="P10" style:family="paragraph" style:parent-style-name="Standard">
      <style:text-properties officeooo:rsid="0011d27c" officeooo:paragraph-rsid="0012137d"/>
    </style:style>
    <style:style style:name="P11" style:family="paragraph" style:parent-style-name="Standard">
      <style:text-properties officeooo:rsid="0011d27c" officeooo:paragraph-rsid="0013be0c"/>
    </style:style>
    <style:style style:name="P12" style:family="paragraph" style:parent-style-name="Standard">
      <style:text-properties officeooo:rsid="000eaaaa" officeooo:paragraph-rsid="000eaaaa"/>
    </style:style>
    <style:style style:name="P13" style:family="paragraph" style:parent-style-name="Standard">
      <style:text-properties fo:font-weight="bold" officeooo:rsid="0011d27c" officeooo:paragraph-rsid="0012137d" style:font-weight-asian="bold" style:font-weight-complex="bold"/>
    </style:style>
    <style:style style:name="P14" style:family="paragraph" style:parent-style-name="Standard">
      <style:paragraph-properties fo:text-align="start" style:justify-single-word="false"/>
      <style:text-properties fo:font-weight="bold" officeooo:rsid="0011d27c" officeooo:paragraph-rsid="0011d27c" fo:background-color="#00ff00" style:font-weight-asian="bold" style:font-weight-complex="bold"/>
    </style:style>
    <style:style style:name="P15" style:family="paragraph" style:parent-style-name="Standard">
      <style:text-properties fo:font-weight="bold" officeooo:rsid="000eaaaa" officeooo:paragraph-rsid="000eaaaa" fo:background-color="#00ff00" style:font-weight-asian="bold" style:font-weight-complex="bold"/>
    </style:style>
    <style:style style:name="P16" style:family="paragraph" style:parent-style-name="Standard">
      <style:text-properties fo:font-weight="bold" officeooo:rsid="000f29c8" officeooo:paragraph-rsid="000f29c8" fo:background-color="#00ff00" style:font-weight-asian="bold" style:font-weight-complex="bold"/>
    </style:style>
    <style:style style:name="P17" style:family="paragraph" style:parent-style-name="Standard">
      <style:text-properties officeooo:rsid="000f29c8" officeooo:paragraph-rsid="000f29c8"/>
    </style:style>
    <style:style style:name="P18" style:family="paragraph" style:parent-style-name="Standard">
      <style:text-properties officeooo:rsid="00114ccc" officeooo:paragraph-rsid="00114ccc"/>
    </style:style>
    <style:style style:name="P19" style:family="paragraph" style:parent-style-name="Standard">
      <style:paragraph-properties fo:text-align="start" style:justify-single-word="false"/>
      <style:text-properties style:font-name="Georgia" fo:font-size="10pt" officeooo:rsid="00114ccc" officeooo:paragraph-rsid="0011d27c" style:font-size-asian="10pt"/>
    </style:style>
    <style:style style:name="P20" style:family="paragraph" style:parent-style-name="Standard">
      <style:paragraph-properties fo:text-align="start" style:justify-single-word="false"/>
      <style:text-properties style:font-name="Georgia" fo:font-size="10pt" officeooo:paragraph-rsid="00114ccc" style:font-size-asian="10pt"/>
    </style:style>
    <style:style style:name="P21" style:family="paragraph" style:parent-style-name="Standard" style:master-page-name="Standard">
      <style:paragraph-properties style:page-number="auto"/>
      <style:text-properties officeooo:rsid="000b2a9a" officeooo:paragraph-rsid="000b2a9a"/>
    </style:style>
    <style:style style:name="P22" style:family="paragraph" style:parent-style-name="Standard">
      <style:text-properties fo:font-weight="bold" officeooo:rsid="0013be0c" officeooo:paragraph-rsid="0013be0c" fo:background-color="#00ff00" style:font-weight-asian="bold" style:font-weight-complex="bold"/>
    </style:style>
    <style:style style:name="P23" style:family="paragraph" style:parent-style-name="Standard">
      <style:text-properties fo:font-weight="bold" officeooo:rsid="0012137d" officeooo:paragraph-rsid="0012137d" fo:background-color="#00ff00" style:font-weight-asian="bold" style:font-weight-complex="bold"/>
    </style:style>
    <style:style style:name="P24" style:family="paragraph" style:parent-style-name="Standard">
      <style:text-properties officeooo:rsid="0013be0c" officeooo:paragraph-rsid="0013be0c"/>
    </style:style>
    <style:style style:name="P25" style:family="paragraph" style:parent-style-name="Standard">
      <style:text-properties officeooo:rsid="00151874" officeooo:paragraph-rsid="00151874"/>
    </style:style>
    <style:style style:name="P26" style:family="paragraph" style:parent-style-name="Standard">
      <style:text-properties officeooo:rsid="00151874" officeooo:paragraph-rsid="001ad684"/>
    </style:style>
    <style:style style:name="P27" style:family="paragraph" style:parent-style-name="Standard">
      <style:text-properties officeooo:rsid="00151874" officeooo:paragraph-rsid="001bcb00"/>
    </style:style>
    <style:style style:name="P28" style:family="paragraph" style:parent-style-name="Standard">
      <style:text-properties officeooo:rsid="00151874" officeooo:paragraph-rsid="001f6301"/>
    </style:style>
    <style:style style:name="P29" style:family="paragraph" style:parent-style-name="Standard">
      <style:text-properties officeooo:rsid="0012137d" officeooo:paragraph-rsid="0012137d"/>
    </style:style>
    <style:style style:name="P30" style:family="paragraph" style:parent-style-name="Standard">
      <style:text-properties fo:font-weight="normal" officeooo:paragraph-rsid="000f29c8" style:font-weight-asian="normal" style:font-weight-complex="normal"/>
    </style:style>
    <style:style style:name="P31" style:family="paragraph" style:parent-style-name="Standard">
      <style:text-properties fo:font-weight="normal" officeooo:rsid="000f29c8" officeooo:paragraph-rsid="000f29c8" style:font-weight-asian="normal" style:font-weight-complex="normal"/>
    </style:style>
    <style:style style:name="P32" style:family="paragraph" style:parent-style-name="Standard">
      <style:paragraph-properties fo:text-align="start" style:justify-single-word="false"/>
      <style:text-properties style:font-name="Georgia" fo:font-size="10pt" officeooo:rsid="00151874" officeooo:paragraph-rsid="001ad684" style:font-size-asian="10pt"/>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1ad684"/>
    </style:style>
    <style:style style:name="P35" style:family="paragraph" style:parent-style-name="Standard">
      <style:paragraph-properties fo:text-align="start" style:justify-single-word="false"/>
      <style:text-properties officeooo:paragraph-rsid="001f090d"/>
    </style:style>
    <style:style style:name="P36" style:family="paragraph" style:parent-style-name="Standard">
      <style:text-properties officeooo:rsid="0011d27c" officeooo:paragraph-rsid="0011d27c"/>
    </style:style>
    <style:style style:name="P37" style:family="paragraph" style:parent-style-name="Standard">
      <style:text-properties officeooo:rsid="0011d27c" officeooo:paragraph-rsid="001f090d"/>
    </style:style>
    <style:style style:name="P38" style:family="paragraph" style:parent-style-name="Standard">
      <style:paragraph-properties fo:text-align="start" style:justify-single-word="false"/>
      <style:text-properties officeooo:rsid="0011d27c" officeooo:paragraph-rsid="001f090d"/>
    </style:style>
    <style:style style:name="P39" style:family="paragraph" style:parent-style-name="Standard">
      <style:text-properties officeooo:rsid="000eaaaa" officeooo:paragraph-rsid="000eaaaa"/>
    </style:style>
    <style:style style:name="T1" style:family="text">
      <style:text-properties officeooo:rsid="000eaaaa"/>
    </style:style>
    <style:style style:name="T2" style:family="text">
      <style:text-properties fo:font-weight="bold" officeooo:rsid="000eaaaa" style:font-weight-asian="bold" style:font-weight-complex="bold"/>
    </style:style>
    <style:style style:name="T3" style:family="text">
      <style:text-properties fo:font-weight="bold" officeooo:rsid="000f29c8" style:font-weight-asian="bold" style:font-weight-complex="bold"/>
    </style:style>
    <style:style style:name="T4" style:family="text">
      <style:text-properties fo:font-weight="bold" officeooo:rsid="00114ccc" style:font-weight-asian="bold" style:font-weight-complex="bold"/>
    </style:style>
    <style:style style:name="T5" style:family="text">
      <style:text-properties fo:font-weight="bold" officeooo:rsid="0012137d" style:font-weight-asian="bold" style:font-weight-complex="bold"/>
    </style:style>
    <style:style style:name="T6" style:family="text">
      <style:text-properties fo:font-weight="bold" officeooo:rsid="001ad684" style:font-weight-asian="bold" style:font-weight-complex="bold"/>
    </style:style>
    <style:style style:name="T7" style:family="text">
      <style:text-properties fo:font-weight="bold" officeooo:rsid="000f29c8" fo:background-color="#00ff00" style:font-weight-asian="bold" style:font-weight-complex="bold"/>
    </style:style>
    <style:style style:name="T8" style:family="text">
      <style:text-properties fo:font-weight="bold" officeooo:rsid="00114ccc" fo:background-color="#00ff00" style:font-weight-asian="bold" style:font-weight-complex="bold"/>
    </style:style>
    <style:style style:name="T9" style:family="text">
      <style:text-properties fo:font-weight="bold" officeooo:rsid="000eaaaa" fo:background-color="#00ff00" style:font-weight-asian="bold" style:font-weight-complex="bold"/>
    </style:style>
    <style:style style:name="T10" style:family="text">
      <style:text-properties fo:font-weight="bold" officeooo:rsid="000f29c8" fo:background-color="transparent" style:font-weight-asian="bold" style:font-weight-complex="bold"/>
    </style:style>
    <style:style style:name="T11" style:family="text">
      <style:text-properties style:font-name="Georgia" fo:font-size="10pt" style:font-size-asian="10pt"/>
    </style:style>
    <style:style style:name="T12" style:family="text">
      <style:text-properties style:font-name="Georgia" fo:font-size="10pt" officeooo:rsid="000eaaaa" style:font-size-asian="10pt"/>
    </style:style>
    <style:style style:name="T13" style:family="text">
      <style:text-properties style:font-name="Georgia" fo:font-size="10pt" officeooo:rsid="0011d27c" style:font-size-asian="10pt"/>
    </style:style>
    <style:style style:name="T14" style:family="text">
      <style:text-properties style:font-name="Georgia" fo:font-size="10pt" officeooo:rsid="001ad684" style:font-size-asian="10pt"/>
    </style:style>
    <style:style style:name="T15" style:family="text">
      <style:text-properties style:font-name="Georgia" fo:font-size="10pt" fo:font-weight="bold" style:font-size-asian="10pt" style:font-weight-asian="bold" style:font-weight-complex="bold"/>
    </style:style>
    <style:style style:name="T16" style:family="text">
      <style:text-properties style:font-name="Georgia" fo:font-size="10pt" fo:font-weight="bold" officeooo:rsid="0011d27c" style:font-size-asian="10pt" style:font-weight-asian="bold" style:font-weight-complex="bold"/>
    </style:style>
    <style:style style:name="T17" style:family="text">
      <style:text-properties style:font-name="Georgia" fo:font-size="10pt" fo:font-weight="bold" officeooo:rsid="0011d27c" fo:background-color="#00ff00" style:font-size-asian="10pt" style:font-weight-asian="bold" style:font-weight-complex="bold"/>
    </style:style>
    <style:style style:name="T18" style:family="text">
      <style:text-properties style:font-name="Georgia" fo:font-size="10pt" fo:font-weight="bold" fo:background-color="transparent" style:font-size-asian="10pt" style:font-weight-asian="bold" style:font-weight-complex="bold"/>
    </style:style>
    <style:style style:name="T19" style:family="text">
      <style:text-properties officeooo:rsid="000f29c8"/>
    </style:style>
    <style:style style:name="T20" style:family="text">
      <style:text-properties officeooo:rsid="00114ccc"/>
    </style:style>
    <style:style style:name="T21" style:family="text">
      <style:text-properties officeooo:rsid="0012137d"/>
    </style:style>
    <style:style style:name="T22" style:family="text">
      <style:text-properties officeooo:rsid="0013be0c"/>
    </style:style>
    <style:style style:name="T23" style:family="text">
      <style:text-properties officeooo:rsid="0016974e"/>
    </style:style>
    <style:style style:name="T24" style:family="text">
      <style:text-properties officeooo:rsid="000f29c8" fo:background-color="#00ff00"/>
    </style:style>
    <style:style style:name="T25" style:family="text">
      <style:text-properties officeooo:rsid="001ad684"/>
    </style:style>
    <style:style style:name="T26" style:family="text">
      <style:text-properties style:font-name="Georgia" fo:font-size="10pt" style:font-size-asian="10pt"/>
    </style:style>
    <style:style style:name="T27" style:family="text">
      <style:text-properties style:font-name="Georgia" fo:font-size="10pt" officeooo:rsid="001ad684" style:font-size-asian="10pt"/>
    </style:style>
    <style:style style:name="T28" style:family="text">
      <style:text-properties style:font-name="Georgia" fo:font-size="10pt" officeooo:rsid="001f090d" style:font-size-asian="10pt"/>
    </style:style>
    <style:style style:name="T29" style:family="text">
      <style:text-properties officeooo:rsid="001bcb00"/>
    </style:style>
    <style:style style:name="T30" style:family="text">
      <style:text-properties officeooo:rsid="001f09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y personal (rluu) work on the St. Marie in TTTA.</text:p>
      <text:p text:style-name="P7">This text document is "StMarie.odt".</text:p>
      <text:p text:style-name="P7"/>
      <text:p text:style-name="P8">pg. 105.</text:p>
      <text:p text:style-name="P22">1927-05-21</text:p>
      <text:p text:style-name="P24">Red-letter day in the life of RG.</text:p>
      <text:p text:style-name="P8">Start to build airplane according to his own plans.</text:p>
      <text:p text:style-name="P11"><text:span text:style-name="T22">Robert had read reports in the paper that Charles A. Lindbergh started on his lone flight from NY to </text:span><text:span text:style-name="T23">Paris</text:span><text:span text:style-name="T22">.</text:span></text:p>
      <text:p text:style-name="P25"><text:tab/>Planets at noon NYC:</text:p>
      <text:p text:style-name="P25"><text:tab/>G.Moon: 297.6</text:p>
      <text:p text:style-name="P25"><text:tab/>G.Mercury: 61.565</text:p>
      <text:p text:style-name="P25"><text:tab/>G.Venus: 100.694</text:p>
      <text:p text:style-name="P25"><text:tab/>G.Sun: 59.64</text:p>
      <text:p text:style-name="P25"><text:tab/>G.Mars: 110.5</text:p>
      <text:p text:style-name="P25"><text:tab/>G.Jupiter 357.578</text:p>
      <text:p text:style-name="P25"><text:tab/>G.TrueNorthNode: 88.1</text:p>
      <text:p text:style-name="P25"><text:tab/>G.Saturn 244.737</text:p>
      <text:p text:style-name="P25"><text:tab/>H.Mercury 67.9</text:p>
      <text:p text:style-name="P25"><text:tab/>H.Venus: 168.47</text:p>
      <text:p text:style-name="P25"><text:tab/>H.Earth: 239.6</text:p>
      <text:p text:style-name="P25"><text:tab/>H.Mars: 138.761</text:p>
      <text:p text:style-name="P25"><text:tab/>H.Jupiter: 347.2</text:p>
      <text:p text:style-name="P25"><text:tab/>H.Saturn: 224.2</text:p>
      <text:p text:style-name="P25"><text:tab/></text:p>
      <text:p text:style-name="P26"><text:span text:style-name="T25">pg. 141</text:span></text:p>
      <text:p text:style-name="P27"><text:span text:style-name="T29">[Current date is June 6, 1927]</text:span></text:p>
      <text:p text:style-name="P34"><text:span text:style-name="T11">After Robert received this telephone message he was</text:span><text:span text:style-name="T14"> </text:span><text:span text:style-name="T11">more hopeful. He secured a morning newspaper and</text:span><text:span text:style-name="T14"> </text:span><text:span text:style-name="T11">found the headlines filled with Lindbergh. Read about</text:span><text:span text:style-name="T14"> </text:span><text:span text:style-name="T11">the preparations for Captain Lindbergh’s return to</text:span><text:span text:style-name="T14"> </text:span><text:span text:style-name="T11">Washington and New York and the plans for his reception.</text:span></text:p>
      <text:p text:style-name="P34"><text:span text:style-name="T11">Of course, Robert had looked forward to being</text:span><text:span text:style-name="T14"> </text:span><text:span text:style-name="T11">there at that time and have Marie with him as his wife.</text:span><text:span text:style-name="T14"> </text:span><text:span text:style-name="T11">He had been looking forward to the day when his own</text:span><text:span text:style-name="T14"> </text:span><text:span text:style-name="T11">dream would be realized and he would build one of</text:span><text:span text:style-name="T14"> </text:span><text:span text:style-name="T11">the greatest airships of the age. </text:span></text:p>
      <text:p text:style-name="P8"/>
      <text:p text:style-name="P37"><text:span text:style-name="T30">pg. 146</text:span></text:p>
      <text:p text:style-name="P28"><text:span text:style-name="T29">[Current date is June 6, 1927]</text:span></text:p>
      <text:p text:style-name="P35"><text:span text:style-name="T11"><text:s/>Robert was still holding his Right Aeroplane stock,</text:span><text:span text:style-name="T28"> </text:span><text:span text:style-name="T11">which he had bought at 31 on May 21st, the day that</text:span><text:span text:style-name="T28"> </text:span><text:span text:style-name="T11">Captain Lindbergh completed his successful flight to</text:span><text:span text:style-name="T28"> </text:span><text:span text:style-name="T11">Paris. He figured that he could make a great fortune</text:span><text:span text:style-name="T28"> </text:span><text:span text:style-name="T11">by buying Right Aeroplane stock and holding it for</text:span><text:span text:style-name="T28"> </text:span><text:span text:style-name="T11">years and at the same time selling Major Motors short.</text:span><text:span text:style-name="T28"> </text:span><text:span text:style-name="T11">The markets in Wheat, Cotton, Major Motors and</text:span><text:span text:style-name="T28"> </text:span><text:span text:style-name="T11">Right Aeroplane were all doing just exactly as he had</text:span><text:span text:style-name="T28"> </text:span><text:span text:style-name="T11">calculated they would. The fact that he was making</text:span><text:span text:style-name="T28"> </text:span><text:span text:style-name="T11">money on Right Aeroplane stock encouraged him to continue</text:span><text:span text:style-name="T28"> his work on his own plane.</text:span></text:p>
      <text:p text:style-name="P38"><text:span text:style-name="T28"/></text:p>
      <text:p text:style-name="P12">pg. 339. <text:s/></text:p>
      <text:p text:style-name="P15">1927</text:p>
      <text:p text:style-name="P1"><text:span text:style-name="T1">When the Council had convened in the City of Mexico, General Nagato, the commander of the Japanese army, arose and said: “Supreme Commander Robert Gordon now in charge of the United States forces is well known to us. He is the man who made the first flight from </text:span><text:span text:style-name="T2">New York City to Japan in </text:span><text:span text:style-name="T9">1927</text:span><text:span text:style-name="T1">, traveling at a speed of more than 300 miles </text:span><text:soft-page-break/><text:span text:style-name="T1">per hour. He is the man who invented the muffler which made our airplanes noiseless. <text:s/>We bought it from him and it helped us to successfully wage this war.</text:span></text:p>
      <text:p text:style-name="P12"/>
      <text:p text:style-name="P17"/>
      <text:p text:style-name="P8">pg. 222.</text:p>
      <text:p text:style-name="P23">December 1927.</text:p>
      <text:p text:style-name="P23">Just before Christmas. [a few days before Christmas].</text:p>
      <text:p text:style-name="P23">January or February rally.</text:p>
      <text:p text:style-name="P13"/>
      <text:p text:style-name="P10"><text:span text:style-name="T21">December 1927, stocks had been declining for 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 He now had </text:span><text:span text:style-name="T5">profits</text:span><text:span text:style-name="T21"> which gave him working capital of </text:span><text:span text:style-name="T5">over five hundred thousand dollars</text:span><text:span text:style-name="T21">, allowing for all the money that he had spent; so he decided to put more time in working on his invention, as he was now in position to </text:span><text:span text:style-name="T5">spend money enough to develop his first airplane.</text:span></text:p>
      <text:p text:style-name="P29"/>
      <text:p text:style-name="P17">pg. 224.</text:p>
      <text:p text:style-name="P16">In the early part of 1928.</text:p>
      <text:p text:style-name="P30"><text:span text:style-name="T19">In the early part of 1928 Robert calculated that war was inevitable between England and Russia. He figured that the war would </text:span><text:span text:style-name="T10">start</text:span><text:span text:style-name="T7"> not later than the summer </text:span><text:span text:style-name="T19">and that many nations would be involved and that later an attack on the United States would come. His first airplane was now completed, -- a small one according to the plan laid down by Ezekiel in the Bible. The plane had </text:span><text:span text:style-name="T3">four wings</text:span><text:span text:style-name="T19"> and could fly on either one of its four sides. It had a new motor with </text:span><text:span text:style-name="T3">12 cylinders</text:span><text:span text:style-name="T19">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text:span><text:span text:style-name="T3">great success</text:span><text:span text:style-name="T19"> and the </text:span><text:span text:style-name="T3">boy wizard of Wall Street </text:span><text:span text:style-name="T19">was now hailed as </text:span><text:span text:style-name="T3">a new Lindbergh of the air</text:span><text:span text:style-name="T19">. There was an extra motor built with a collapsible propeller so that he could shift it from the center of the airplane to the tail, enabling it to go backward or forward as he willed. <text:s/>The wings were so arranged that they could either re main stationary or be set in motion up or down by motor. This was a new and valuable feature in the construction of airplanes.</text:span></text:p>
      <text:p text:style-name="P5"/>
      <text:p text:style-name="P5"/>
      <text:p text:style-name="P17">pg. 225.</text:p>
      <text:p text:style-name="P4"><text:span text:style-name="T19">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text:span text:style-name="T7">Spring of 1928</text:span><text:span text:style-name="T24"> </text:span><text:span text:style-name="T19">made the longest successful flight to </text:span><text:span text:style-name="T3">Japan</text:span><text:span text:style-name="T19">, where he was received with great </text:span><text:span text:style-name="T3">honor</text:span><text:span text:style-name="T19">. Japan was very much interested in his new plane and in his muffler. The </text:span><text:span text:style-name="T3">Japanese Government</text:span><text:span text:style-name="T19"> </text:span><text:soft-page-break/><text:span text:style-name="T19">quickly closed a deal and bought his invention for a </text:span><text:span text:style-name="T3">large sum of money</text:span><text:span text:style-name="T19">.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span></text:p>
      <text:p text:style-name="P18">pg. 225-226</text:p>
      <text:p text:style-name="P6"><text:span text:style-name="T20">While in </text:span><text:span text:style-name="T4">Japan</text:span><text:span text:style-name="T20"> Robert was entertained and introduced to many beautiful titled ladies and prominent men, but he remained loyal to Marie for his</text:span><text:span text:style-name="T4"> great success</text:span><text:span text:style-name="T20"> had not turned his head. He was still searching for Marie, always hoping to find her. He returned to </text:span><text:span text:style-name="T4">New York</text:span><text:span text:style-name="T20"> in the </text:span><text:span text:style-name="T8">Summer of 1928 </text:span><text:span text:style-name="T20">and was now reputed as being worth </text:span><text:span text:style-name="T4">more than a million dollars,</text:span><text:span text:style-name="T20"> after making more successful deals in stocks, cotton and wheat. He had followed the advice of old Henry Watson and had never scattered over two or three markets at the same time. <text:s/>When he had a deal on in cotton or wheat, he stuck to that until he closed the transaction. When he went into a stock campaign he stayed out of the commodity </text:span><text:span text:style-name="T20">markets. He was meeting with success in every direction, but his longing for Marie continued and the vision of her beautiful face continued to haunt him.</text:span></text:p>
      <text:p text:style-name="P18"/>
      <text:p text:style-name="P9">pg. 226</text:p>
      <text:p text:style-name="P14">May 1928.</text:p>
      <text:p text:style-name="P3"><text:span text:style-name="T13">In</text:span><text:span text:style-name="T16"> May, 1928</text:span><text:span text:style-name="T13">, Walter received a radiogram from Robert saying that he was leaving Japan the </text:span><text:span text:style-name="T17">latter part of the month</text:span><text:span text:style-name="T13"> and was going to sail "The St. Marie" back to New York. Walter and Miss Edna Quinton, the secretary, had followed the </text:span><text:span text:style-name="T16">newspaper</text:span><text:span text:style-name="T13"> </text:span><text:span text:style-name="T16">reports of the great reception</text:span><text:span text:style-name="T13"> tendered Robert by the officials of the Japanese Government and the </text:span><text:span text:style-name="T16">report of the large amount of money</text:span><text:span text:style-name="T13"> they had paid for his noiseless patent for air planes. Walter was going to graduate in June so he wrote his father and informed him that Robert was </text:span><text:span text:style-name="T16">returning to New York</text:span><text:span text:style-name="T13"> soon with </text:span><text:span text:style-name="T16">great honors </text:span><text:span text:style-name="T13">and he thought it appropriate to have a big celebration for him when he arrived. As his father was coming to New York anyway for the graduation exercises, he suggested that he be there to greet Robert on his </text:span><text:span text:style-name="T16">triumphant</text:span><text:span text:style-name="T13"> </text:span><text:span text:style-name="T16">return</text:span><text:span text:style-name="T13">.</text:span></text:p>
      <text:p text:style-name="P19"><text:line-break/></text:p>
      <text:p text:style-name="Standard"/>
      <text:p text:style-name="P19"/>
      <text:p text:style-name="P12">pg. 227-228</text:p>
      <text:p text:style-name="P15">1928-06-09</text:p>
      <text:p text:style-name="P2"><text:span text:style-name="T11"><text:s/>On June 9th Robert Gordon's </text:span><text:span text:style-name="T18">22nd birthday</text:span><text:span text:style-name="T11">, the</text:span><text:span text:style-name="T12"> </text:span><text:span text:style-name="T11">great reception took place. The special train</text:span><text:span text:style-name="T12"> </text:span><text:span text:style-name="T11">bearing</text:span><text:span text:style-name="T12"> </text:span><text:span text:style-name="T11">the leading citizens of Texarkana arrived, Robert had</text:span><text:span text:style-name="T12"> </text:span><text:span text:style-name="T11">landed at the new airport on</text:span><text:span text:style-name="T12"> </text:span><text:span text:style-name="T11">Governor's Island </text:span><text:span text:style-name="T12">[New York]</text:span><text:span text:style-name="T11">without</text:span><text:span text:style-name="T12"> </text:span><text:span text:style-name="T11">any mishap to his plane. "The St. Marie" had performed perfectly,</text:span><text:span text:style-name="T12"> </text:span><text:span text:style-name="T11">making the trip from Japan at an</text:span><text:span text:style-name="T12"> </text:span><text:span text:style-name="T15">average speed of over 300 miles per hour</text:span><text:span text:style-name="T11">.</text:span></text:p>
      <text:p text:style-name="P20"/>
      <text:p text:style-name="P32"><text:tab/>Planets at noon NYC:</text:p>
      <text:p text:style-name="P32"><text:span text:style-name="T25"><text:tab/>G.Sun: 78.58</text:span></text:p>
      <text:p text:style-name="P32"><text:span text:style-name="T25"><text:tab/>G.Moon: 329.5</text:span></text:p>
      <text:p text:style-name="P32"><text:span text:style-name="T25"><text:tab/>G.Mercury: 100.674</text:span></text:p>
      <text:p text:style-name="P32"><text:span text:style-name="T25"><text:tab/>G.Venus: 72.585</text:span></text:p>
      <text:p text:style-name="P32"><text:span text:style-name="T25"><text:tab/>G.Mars: 17.833</text:span></text:p>
      <text:p text:style-name="P32"><text:span text:style-name="T25"><text:tab/>G.Jupiter: 31.121</text:span></text:p>
      <text:p text:style-name="P32"><text:span text:style-name="T25"><text:tab/>G.Saturn: 255.622</text:span></text:p>
      <text:p text:style-name="P32"><text:span text:style-name="T25"><text:tab/>G.Uranus: 6.958</text:span></text:p>
      <text:p text:style-name="P32"><text:span text:style-name="T25"><text:tab/>G.TrueNorthNode: 69.467</text:span></text:p>
      <text:p text:style-name="P32"><text:span text:style-name="T25"><text:tab/>H.Mercury: 221.834</text:span></text:p>
      <text:p text:style-name="P32"><text:span text:style-name="T25"><text:tab/>H.Venus: 64.13</text:span></text:p>
      <text:p text:style-name="P32"><text:span text:style-name="T25"><text:tab/>H.Earth: 258.58</text:span></text:p>
      <text:p text:style-name="P32"><text:soft-page-break/><text:span text:style-name="T25"><text:tab/>H.Mars: 337.935</text:span></text:p>
      <text:p text:style-name="P32"><text:span text:style-name="T25"><text:tab/>H.Jupiter: 22.432</text:span></text:p>
      <text:p text:style-name="P32"><text:span text:style-name="T25"><text:tab/>H.Saturn: 255.921</text:span></text:p>
      <text:p text:style-name="P32"><text:span text:style-name="T25"><text:tab/>H.Uranus 4.2</text:span></text:p>
      <text:p text:style-name="P32"><text:span text:style-name="T25"/></text:p>
      <text:p text:style-name="P32"><text:span text:style-name="T25"/></text:p>
      <text:p text:style-name="P2"><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Georgia" svg:font-family="Georgia" style:font-family-generic="roman"/>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3-08T16:28:47</meta:creation-date>
    <dc:date>2014-03-19T14:10:23</dc:date>
    <dc:creator>Ryan </dc:creator>
    <meta:editing-duration>PT13H10M35S</meta:editing-duration>
    <meta:editing-cycles>20</meta:editing-cycles>
    <meta:generator>LibreOffice/3.6$Linux_X86_64 LibreOffice_project/360m1$Build-304</meta:generator>
    <meta:document-statistic meta:table-count="0" meta:image-count="0" meta:object-count="0" meta:page-count="4" meta:paragraph-count="69" meta:word-count="1363" meta:character-count="7650" meta:non-whitespace-character-count="6312"/>
  </office:meta>
</office:document-meta>
</file>